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4.494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04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15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769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[$PRESSUPOST.$D$39]" style:apply-style-name="Sin_20_título1" style:base-cell-address="PRESSUPOST.D3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8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68" style:family="table-cell" style:parent-style-name="Default">
      <style:table-cell-properties fo:background-color="#ffffd7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d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10" table:default-cell-style-name="Default"/>
        <table:table-column table:style-name="co17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5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3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4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Despesa real</text:p>
          </table:table-cell>
          <table:table-cell table:style-name="ce35" office:value-type="string" calcext:value-type="string">
            <text:p>Grau d’acompliment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90.4354838709674" calcext:value-type="float">
            <text:p>90,4354838709674</text:p>
          </table:table-cell>
          <table:table-cell table:style-name="ce65" office:value-type="float" office:value="335" calcext:value-type="float">
            <text:p>335</text:p>
          </table:table-cell>
          <table:table-cell table:style-name="ce98" table:formula="of:=[.E9]*[.D9]" office:value-type="float" office:value="30295.8870967741" calcext:value-type="float">
            <text:p>30.295,89 €</text:p>
          </table:table-cell>
          <table:table-cell table:style-name="ce98" table:formula="of:=[.E9]*[.D9]" office:value-type="float" office:value="30295.8870967741" calcext:value-type="float">
            <text:p>30.295,89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121.77419354837" calcext:value-type="float">
            <text:p>6.121,77 €</text:p>
          </table:table-cell>
          <table:table-cell table:style-name="ce98" table:number-columns-repeated="2"/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60.88709677418" calcext:value-type="float">
            <text:p>2.260,89 €</text:p>
          </table:table-cell>
          <table:table-cell table:style-name="ce98" table:formula="of:=[.D9]*[.E10]" office:value-type="float" office:value="2260.88709677418" calcext:value-type="float">
            <text:p>2.260,89 €</text:p>
          </table:table-cell>
          <table:table-cell table:style-name="ce9"/>
          <table:table-cell table:style-name="ce18" office:value-type="string" calcext:value-type="string">
            <text:p>Lloguer Furgonet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number-columns-repeated="2"/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ú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number-columns-repeated="2"/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Camiset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number-columns-repeated="2"/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number-columns-repeated="2"/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number-columns-repeated="2"/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33906.7741935483" calcext:value-type="float">
            <text:p>33.906,77 €</text:p>
          </table:table-cell>
          <table:table-cell table:style-name="ce100" table:formula="of:=SUM([.G9:.G14])" office:value-type="float" office:value="34035.6041935482" calcext:value-type="float">
            <text:p>34.035,60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number-columns-repeated="2"/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sos </text:p>
          </table:table-cell>
          <table:table-cell table:style-name="ce45" table:formula="of:=[.F15]" office:value-type="float" office:value="33906.7741935483" calcext:value-type="float">
            <text:p>33.906,77 €</text:p>
          </table:table-cell>
          <table:table-cell table:style-name="ce20"/>
          <table:table-cell table:style-name="ce34" office:value-type="string" calcext:value-type="string">
            <text:p>Ingressos </text:p>
          </table:table-cell>
          <table:table-cell table:style-name="ce45" table:formula="of:=[.G15]" office:value-type="float" office:value="34035.6041935482" calcext:value-type="float">
            <text:p>34.035,60 €</text:p>
          </table:table-cell>
          <table:table-cell table:style-name="ce9"/>
          <table:table-cell table:style-name="ce131"/>
          <table:table-cell table:style-name="ce133"/>
          <table:table-cell table:style-name="ce136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06.7741935484" calcext:value-type="float">
            <text:p>33.906,77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0" calcext:value-type="float">
            <text:p>0,00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06.7741935484" calcext:value-type="float" table:number-columns-spanned="1" table:number-rows-spanned="2">
            <text:p>33.907 €</text:p>
          </table:table-cell>
          <table:table-cell table:style-name="ce135" table:formula="of:=SUM([.K9:.K18])" office:value-type="float" office:value="0" calcext:value-type="float" table:number-columns-spanned="1" table:number-rows-spanned="2">
            <text:p>0 €</text:p>
          </table:table-cell>
          <table:table-cell table:style-name="ce135" table:number-columns-spanned="1" table:number-rows-spann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0" calcext:value-type="currency">
            <text:p>0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34035.6041935482" calcext:value-type="currency">
            <text:p>34.035,60 €</text:p>
          </table:table-cell>
          <table:table-cell table:style-name="ce9"/>
          <table:covered-table-cell table:number-columns-repeated="4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4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 table:number-columns-repeated="2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table:formula="of:=[.D9]" office:value-type="float" office:value="90.4354838709674" calcext:value-type="float">
            <text:p>90,435483870967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79" table:formula="of:=SUM([.D27:.D29])" office:value-type="float" office:value="122.435483870967" calcext:value-type="float">
            <text:p>122,435483870967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15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6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2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2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4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6"/>
        </table:table-row>
        <table:table-row table:style-name="ro3" table:number-rows-repeated="15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PRESSUPOST.D30:PRESSUPOST.D30">
            <calcext:condition calcext:apply-style-name="Sin título1" calcext:value="&gt;[$PRESSUPOST.$D$39]" calcext:base-cell-address="PRESSUPOST.D30"/>
          </calcext:conditional-format>
        </calcext:conditional-formats>
      </table:table>
      <table:table table:name="Factur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23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58" office:value-type="string" calcext:value-type="string">
            <text:p>Data</text:p>
          </table:table-cell>
          <table:table-cell table:style-name="ce158" office:value-type="string" calcext:value-type="string">
            <text:p>Moviment</text:p>
          </table:table-cell>
          <table:table-cell table:style-name="ce158" office:value-type="string" calcext:value-type="string">
            <text:p>PARTIDA</text:p>
          </table:table-cell>
          <table:table-cell table:style-name="ce158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168" table:content-validation-name="val1" office:value-type="string" calcext:value-type="string">
            <text:p>Lloguer Autobú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170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170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168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168" table:content-validation-name="val1" office:value-type="string" calcext:value-type="string">
            <text:p>Camiset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168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108</text:p>
          </table:table-cell>
          <table:table-cell table:style-name="ce169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50.43" calcext:value-type="float">
            <text:p>-50,43</text:p>
          </table:table-cell>
        </table:table-row>
        <table:table-row table:style-name="ro4" table:number-rows-repeated="6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>
        <table:named-range table:name="IMPORTS" table:base-cell-address="$Factures.$E$1" table:cell-range-address="$Factures.$E:.$E"/>
        <table:named-range table:name="PARTIDES" table:base-cell-address="$Factures.$D$1" table:cell-range-address="$Factures.$D:.$D"/>
      </table:named-expressions>
      <table:database-ranges>
        <table:database-range table:name="Table_1" table:target-range-address="PRESSUPOST.I6:PRESSUPOST.M14"/>
        <table:database-range table:name="Table_2" table:target-range-address="PRESSUPOST.I15:PRESSUPOST.M21" table:contains-header="false"/>
        <table:database-range table:name="Table_3" table:target-range-address="PRESSUPOST.I22:PRESSUPOST.M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style:style style:name="Sin_20_título1" style:display-name="Sin título1" style:family="table-cell" style:parent-style-name="Default">
      <style:table-cell-properties fo:background-color="#ff0000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11:08:53.897472500</dc:date>
    <meta:editing-duration>P1DT1H56M49S</meta:editing-duration>
    <meta:editing-cycles>20</meta:editing-cycles>
    <meta:document-statistic meta:table-count="2" meta:cell-count="527" meta:object-count="0"/>
  </office:meta>
</office:document-meta>
</file>